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rval" table:style-name="ta1">
        <table:shapes>
          <draw:frame draw:z-index="0" draw:style-name="gr1" draw:text-style-name="P1" svg:width="6.2988in" svg:height="3.5429in" svg:x="3.8772in" svg:y="0.726in">
            <draw:object draw:notify-on-update-of-ranges="carval.C2:carval.C8 carval.A1:carval.A1 carval.A2:carval.A8 carval.B1:carval.B1 carval.B2:carval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87.2685185185184" calcext:value-type="float">
            <text:p>87.2685185185</text:p>
          </table:table-cell>
          <table:table-cell office:value-type="float" office:value="84.8379629629628" calcext:value-type="float">
            <text:p>84.83796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.2847222222224" calcext:value-type="float">
            <text:p>86.2847222222</text:p>
          </table:table-cell>
          <table:table-cell office:value-type="float" office:value="86.6319444444444" calcext:value-type="float">
            <text:p>86.6319444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.3425925925924" calcext:value-type="float">
            <text:p>86.3425925926</text:p>
          </table:table-cell>
          <table:table-cell office:value-type="float" office:value="87.8472222222224" calcext:value-type="float">
            <text:p>87.847222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.4782608695651" calcext:value-type="float">
            <text:p>87.4782608696</text:p>
          </table:table-cell>
          <table:table-cell office:value-type="float" office:value="87.3043478260869" calcext:value-type="float">
            <text:p>87.3043478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3842592592592" calcext:value-type="float">
            <text:p>87.3842592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7.5145180023228" calcext:value-type="float">
            <text:p>87.5145180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.6736111111113" calcext:value-type="float">
            <text:p>87.6736111111</text:p>
          </table:table-cell>
          <table:table-cell office:value-type="float" office:value="86.6898148148148" calcext:value-type="float">
            <text:p>86.689814814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rdiv" table:style-name="ta1">
        <table:shapes>
          <draw:frame draw:z-index="0" draw:style-name="gr1" draw:text-style-name="P1" svg:width="7.3496in" svg:height="3.5449in" svg:x="3.6098in" svg:y="0.9622in">
            <draw:object draw:notify-on-update-of-ranges="cardiv.C2:cardiv.C10 cardiv.A1:cardiv.A1 cardiv.A2:cardiv.A10 cardiv.B1:cardiv.B1 cardiv.B2:cardiv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78.4061696658098" calcext:value-type="float">
            <text:p>78.4061696658</text:p>
          </table:table-cell>
          <table:table-cell office:value-type="float" office:value="81.8123393316193" calcext:value-type="float">
            <text:p>81.812339331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82.7910339840926" calcext:value-type="float">
            <text:p>82.7910339841</text:p>
          </table:table-cell>
          <table:table-cell office:value-type="float" office:value="81.6341287057121" calcext:value-type="float">
            <text:p>81.6341287057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82.1487603305786" calcext:value-type="float">
            <text:p>82.1487603306</text:p>
          </table:table-cell>
          <table:table-cell office:value-type="float" office:value="83.8016528925619" calcext:value-type="float">
            <text:p>83.801652892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3.3172613307617" calcext:value-type="float">
            <text:p>83.3172613308</text:p>
          </table:table-cell>
          <table:table-cell office:value-type="float" office:value="82.545805207329" calcext:value-type="float">
            <text:p>82.545805207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82.175925925926" calcext:value-type="float">
            <text:p>82.1759259259</text:p>
          </table:table-cell>
          <table:table-cell office:value-type="float" office:value="83.5648148148148" calcext:value-type="float">
            <text:p>83.5648148148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6.8497109826587" calcext:value-type="float">
            <text:p>86.8497109827</text:p>
          </table:table-cell>
          <table:table-cell office:value-type="float" office:value="84.1040462427746" calcext:value-type="float">
            <text:p>84.1040462428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6.7052023121387" calcext:value-type="float">
            <text:p>86.7052023121</text:p>
          </table:table-cell>
          <table:table-cell office:value-type="float" office:value="88.4393063583813" calcext:value-type="float">
            <text:p>88.439306358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6.9942196531792" calcext:value-type="float">
            <text:p>86.9942196532</text:p>
          </table:table-cell>
          <table:table-cell office:value-type="float" office:value="86.1271676300578" calcext:value-type="float">
            <text:p>86.127167630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6.1271676300578" calcext:value-type="float">
            <text:p>86.1271676301</text:p>
          </table:table-cell>
          <table:table-cell office:value-type="float" office:value="85.5491329479771" calcext:value-type="float">
            <text:p>85.549132948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div" table:style-name="ta1">
        <table:shapes>
          <draw:frame draw:z-index="0" draw:style-name="gr1" draw:text-style-name="P1" svg:width="6.8004in" svg:height="3.5429in" svg:x="3.5953in" svg:y="0.9665in">
            <draw:object draw:notify-on-update-of-ranges="lensesdiv.C2:lensesdiv.C10 lensesdiv.A1:lensesdiv.A1 lensesdiv.A2:lensesdiv.A10 lensesdiv.B1:lensesdiv.B1 lensesdiv.B2:lensesdiv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45.4545454545454" calcext:value-type="float">
            <text:p>45.4545454545</text:p>
          </table:table-cell>
          <table:table-cell office:value-type="float" office:value="40.909090909091" calcext:value-type="float">
            <text:p>40.90909090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70.5882352941178" calcext:value-type="float">
            <text:p>70.5882352941</text:p>
          </table:table-cell>
          <table:table-cell office:value-type="float" office:value="76.4705882352939" calcext:value-type="float">
            <text:p>76.470588235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73.3333333333332" calcext:value-type="float">
            <text:p>73.3333333333</text:p>
          </table:table-cell>
          <table:table-cell office:value-type="float" office:value="60" calcext:value-type="float">
            <text:p>60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6.6666666666667" calcext:value-type="float">
            <text:p>66.6666666667</text:p>
          </table:table-cell>
          <table:table-cell office:value-type="float" office:value="83.3333333333332" calcext:value-type="float">
            <text:p>83.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66.6666666666667" calcext:value-type="float">
            <text:p>66.6666666667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val" table:style-name="ta1">
        <table:shapes>
          <draw:frame draw:z-index="0" draw:style-name="gr1" draw:text-style-name="P1" svg:width="6.2988in" svg:height="3.5429in" svg:x="4.1157in" svg:y="0.7047in">
            <draw:object draw:notify-on-update-of-ranges="lensesval.C2:lensesval.C8 lensesval.A1:lensesval.A1 lensesval.A2:lensesval.A8 lensesval.B1:lensesval.B1 lensesval.B2:lensesval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table:number-columns-repeated="2" office:value-type="float" office:value="83.3333333333332" calcext:value-type="float">
            <text:p>83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.3333333333332" calcext:value-type="float">
            <text:p>83.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float" office:value="85.7142857142856" calcext:value-type="float">
            <text:p>85.7142857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val" table:style-name="ta1">
        <table:shapes>
          <draw:frame draw:z-index="0" draw:style-name="gr1" draw:text-style-name="P1" svg:width="6.2988in" svg:height="3.5429in" svg:x="3.8772in" svg:y="0.726in">
            <draw:object draw:notify-on-update-of-ranges="irisval.B2:irisval.B8 irisval.A1:irisval.A1 irisval.A2:irisval.A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n Laplac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45945945946" calcext:value-type="float">
            <text:p>95.9459459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183673469387" calcext:value-type="float">
            <text:p>95.9183673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8333333333333" calcext:value-type="float">
            <text:p>95.83333333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div" table:style-name="ta1">
        <table:shapes>
          <draw:frame draw:z-index="0" draw:style-name="gr1" draw:text-style-name="P1" svg:width="6.45in" svg:height="3.5449in" svg:x="3.5988in" svg:y="0.9622in">
            <draw:object draw:notify-on-update-of-ranges="irisdiv.B2:irisdiv.B10 irisdiv.A1:irisdiv.A1 irisdiv.A2:irisdiv.A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table:style-name="Default"/>
        </table:table-row>
        <table:table-row table:style-name="ro1">
          <table:table-cell office:value-type="float" office:value="88.8888888888888" calcext:value-type="float">
            <text:p>88.888888888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7.7777777777776" calcext:value-type="float">
            <text:p>97.777777777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7.3333333333333" calcext:value-type="float">
            <text:p>97.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5555555555555" calcext:value-type="float">
            <text:p>95.555555555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div" table:style-name="ta1">
        <table:shapes>
          <draw:frame draw:z-index="0" draw:style-name="gr1" draw:text-style-name="P1" svg:width="6.2988in" svg:height="3.5429in" svg:x="3.5953in" svg:y="0.9665in">
            <draw:object draw:notify-on-update-of-ranges="spamdiv.C2:spamdiv.C10 spamdiv.A1:spamdiv.A1 spamdiv.A2:spamdiv.A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60.4926346293166" calcext:value-type="float">
            <text:p>60.4926346293</text:p>
          </table:table-cell>
          <table:table-cell office:value-type="float" office:value="60.3477420912823" calcext:value-type="float">
            <text:p>60.3477420913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0.3640315131758" calcext:value-type="float">
            <text:p>60.3640315132</text:p>
          </table:table-cell>
          <table:table-cell office:value-type="float" office:value="60.6628633523499" calcext:value-type="float">
            <text:p>60.662863352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60.6022974231607" calcext:value-type="float">
            <text:p>60.6022974232</text:p>
          </table:table-cell>
          <table:table-cell office:value-type="float" office:value="60.5091586463832" calcext:value-type="float">
            <text:p>60.509158646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60.9199565374865" calcext:value-type="float">
            <text:p>60.9199565375</text:p>
          </table:table-cell>
          <table:table-cell office:value-type="float" office:value="60.8475190148496" calcext:value-type="float">
            <text:p>60.847519014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0.4085180356367" calcext:value-type="float">
            <text:p>60.4085180356</text:p>
          </table:table-cell>
          <table:table-cell office:value-type="float" office:value="60.147761842677" calcext:value-type="float">
            <text:p>60.147761842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9.9130907115697" calcext:value-type="float">
            <text:p>59.9130907116</text:p>
          </table:table-cell>
          <table:table-cell office:value-type="float" office:value="80.7713199348181" calcext:value-type="float">
            <text:p>80.7713199348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2.7661115133961" calcext:value-type="float">
            <text:p>82.7661115134</text:p>
          </table:table-cell>
          <table:table-cell office:value-type="float" office:value="81.8247646632874" calcext:value-type="float">
            <text:p>81.8247646633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60.1520086862107" calcext:value-type="float">
            <text:p>60.1520086862</text:p>
          </table:table-cell>
          <table:table-cell office:value-type="float" office:value="79.4788273615634" calcext:value-type="float">
            <text:p>79.4788273616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79.6095444685468" calcext:value-type="float">
            <text:p>79.6095444685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val" table:style-name="ta1">
        <table:shapes>
          <draw:frame draw:z-index="0" draw:style-name="gr1" draw:text-style-name="P1" svg:width="6.2988in" svg:height="3.5429in" svg:x="3.8772in" svg:y="0.726in">
            <draw:object draw:notify-on-update-of-ranges="spamval.C2:spamval.C8 spamval.A1:spamval.A1 spamval.A2:spamval.A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60.608695652174" calcext:value-type="float">
            <text:p>60.6086956522</text:p>
          </table:table-cell>
          <table:table-cell office:value-type="float" office:value="60.5869565217391" calcext:value-type="float">
            <text:p>60.5869565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9525983909544" calcext:value-type="float">
            <text:p>81.952598391</text:p>
          </table:table-cell>
          <table:table-cell office:value-type="float" office:value="60.5783866057837" calcext:value-type="float">
            <text:p>60.5783866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.0217391304349" calcext:value-type="float">
            <text:p>81.0217391304</text:p>
          </table:table-cell>
          <table:table-cell office:value-type="float" office:value="81.608695652174" calcext:value-type="float">
            <text:p>81.6086956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.1304347826088" calcext:value-type="float">
            <text:p>82.1304347826</text:p>
          </table:table-cell>
          <table:table-cell office:value-type="float" office:value="82.2173913043479" calcext:value-type="float">
            <text:p>82.2173913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.5926892950392" calcext:value-type="float">
            <text:p>81.592689295</text:p>
          </table:table-cell>
          <table:table-cell office:value-type="float" office:value="81.9625761531768" calcext:value-type="float">
            <text:p>81.9625761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.2787562513588" calcext:value-type="float">
            <text:p>82.2787562514</text:p>
          </table:table-cell>
          <table:table-cell office:value-type="float" office:value="82.0178299630354" calcext:value-type="float">
            <text:p>82.0178299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.608695652174" calcext:value-type="float">
            <text:p>60.6086956522</text:p>
          </table:table-cell>
          <table:table-cell office:value-type="float" office:value="82.108695652174" calcext:value-type="float">
            <text:p>82.108695652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2:04:47.523120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34:05.606248104</meta:creation-date>
    <dc:date>2014-10-08T13:59:45.544343282</dc:date>
    <meta:editing-duration>PT2H7M30S</meta:editing-duration>
    <meta:editing-cycles>12</meta:editing-cycles>
    <meta:generator>LibreOffice/4.2.5.2$Linux_x86 LibreOffice_project/420m0$Build-2</meta:generator>
    <meta:document-statistic meta:table-count="8" meta:cell-count="19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carval.B2:carval.C8 carval.A1:carval.A8 carval.B1:car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val.C2:car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val.A2:carval.A8" chart:label-cell-address="carval.A1:carval.A1" chart:class="chart:bar">
            <chart:data-point chart:repeated="7"/>
          </chart:series>
          <chart:series chart:style-name="ch12" chart:values-cell-range-address="carval.B2:carval.B8" chart:label-cell-address="carval.B1:car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val.A1:carval.A1</svg:desc>
                </draw:g>
              </table:table-cell>
              <table:table-cell office:value-type="string">
                <text:p>con Laplace</text:p>
                <draw:g>
                  <svg:desc>carval.B1:car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arval.C2:carval.C8</svg:desc>
                </draw:g>
              </table:table-cell>
              <table:table-cell office:value-type="float" office:value="87.2685185185184">
                <text:p>87.2685185185184</text:p>
                <draw:g>
                  <svg:desc>carval.A2:carval.A8</svg:desc>
                </draw:g>
              </table:table-cell>
              <table:table-cell office:value-type="float" office:value="84.8379629629628">
                <text:p>84.8379629629628</text:p>
                <draw:g>
                  <svg:desc>carval.B2:car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.2847222222224">
                <text:p>86.2847222222224</text:p>
              </table:table-cell>
              <table:table-cell office:value-type="float" office:value="86.6319444444444">
                <text:p>86.63194444444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.3425925925924">
                <text:p>86.3425925925924</text:p>
              </table:table-cell>
              <table:table-cell office:value-type="float" office:value="87.8472222222224">
                <text:p>87.847222222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.4782608695651">
                <text:p>87.4782608695651</text:p>
              </table:table-cell>
              <table:table-cell office:value-type="float" office:value="87.3043478260869">
                <text:p>87.30434782608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842592592592">
                <text:p>87.3842592592592</text:p>
              </table:table-cell>
              <table:table-cell office:value-type="float" office:value="87.3842592592592">
                <text:p>87.3842592592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.5145180023228">
                <text:p>87.5145180023228</text:p>
              </table:table-cell>
              <table:table-cell office:value-type="float" office:value="87.5145180023228">
                <text:p>87.51451800232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6736111111113">
                <text:p>87.6736111111113</text:p>
              </table:table-cell>
              <table:table-cell office:value-type="float" office:value="86.6898148148148">
                <text:p>86.689814814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69cm" svg:height="9.005cm" xlink:href=".." xlink:type="simple" chart:class="chart:bar" chart:style-name="ch1">
        <chart:title svg:x="6.135cm" svg:y="0.315cm" chart:style-name="ch2">
          <text:p>Resultados para conjunto Car</text:p>
        </chart:title>
        <chart:subtitle svg:x="7.247cm" svg:y="1.296cm" chart:style-name="ch3">
          <text:p>con División Porcentual</text:p>
        </chart:subtitle>
        <chart:legend chart:legend-position="end" svg:x="16.081cm" svg:y="3.958cm" style:legend-expansion="high" chart:style-name="ch4"/>
        <chart:plot-area chart:style-name="ch5" table:cell-range-address="cardiv.B2:cardiv.C10 cardiv.A1:cardiv.A10 cardiv.B1:cardiv.B1" chart:data-source-has-labels="both" svg:x="1.381cm" svg:y="2.335cm" svg:width="13.954cm" svg:height="5.512cm">
          <chartooo:coordinate-region svg:x="2.182cm" svg:y="2.532cm" svg:width="13.153cm" svg:height="4.672cm"/>
          <chart:axis chart:dimension="x" chart:name="primary-x" chart:style-name="ch6" chartooo:axis-type="text">
            <chart:title svg:x="7.502cm" svg:y="8.028cm" chart:style-name="ch7">
              <text:p>Particiones</text:p>
            </chart:title>
            <chart:categories table:cell-range-address="cardiv.C2:cardiv.C10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cardiv.A2:cardiv.A10" chart:label-cell-address="cardiv.A1:cardiv.A1" chart:class="chart:bar">
            <chart:data-point chart:repeated="9"/>
          </chart:series>
          <chart:series chart:style-name="ch12" chart:values-cell-range-address="cardiv.B2:cardiv.B10" chart:label-cell-address="cardiv.B1:cardiv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div.A1:cardiv.A1</svg:desc>
                </draw:g>
              </table:table-cell>
              <table:table-cell office:value-type="string">
                <text:p>con Laplace</text:p>
                <draw:g>
                  <svg:desc>cardiv.B1:cardiv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ardiv.C2:cardiv.C10</svg:desc>
                </draw:g>
              </table:table-cell>
              <table:table-cell office:value-type="float" office:value="78.4061696658098">
                <text:p>78.4061696658098</text:p>
                <draw:g>
                  <svg:desc>cardiv.A2:cardiv.A10</svg:desc>
                </draw:g>
              </table:table-cell>
              <table:table-cell office:value-type="float" office:value="81.8123393316193">
                <text:p>81.8123393316193</text:p>
                <draw:g>
                  <svg:desc>cardiv.B2:cardiv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2.7910339840926">
                <text:p>82.7910339840926</text:p>
              </table:table-cell>
              <table:table-cell office:value-type="float" office:value="81.6341287057121">
                <text:p>81.63412870571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2.1487603305786">
                <text:p>82.1487603305786</text:p>
              </table:table-cell>
              <table:table-cell office:value-type="float" office:value="83.8016528925619">
                <text:p>83.80165289256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3.3172613307617">
                <text:p>83.3172613307617</text:p>
              </table:table-cell>
              <table:table-cell office:value-type="float" office:value="82.545805207329">
                <text:p>82.54580520732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.175925925926">
                <text:p>82.175925925926</text:p>
              </table:table-cell>
              <table:table-cell office:value-type="float" office:value="83.5648148148148">
                <text:p>83.56481481481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6.8497109826587">
                <text:p>86.8497109826587</text:p>
              </table:table-cell>
              <table:table-cell office:value-type="float" office:value="84.1040462427746">
                <text:p>84.1040462427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6.7052023121387">
                <text:p>86.7052023121387</text:p>
              </table:table-cell>
              <table:table-cell office:value-type="float" office:value="88.4393063583813">
                <text:p>88.439306358381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6.9942196531792">
                <text:p>86.9942196531792</text:p>
              </table:table-cell>
              <table:table-cell office:value-type="float" office:value="86.1271676300578">
                <text:p>86.127167630057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6.1271676300578">
                <text:p>86.1271676300578</text:p>
              </table:table-cell>
              <table:table-cell office:value-type="float" office:value="85.5491329479771">
                <text:p>85.5491329479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74cm" svg:height="9cm" xlink:href=".." xlink:type="simple" chart:class="chart:bar" chart:style-name="ch1">
        <chart:title svg:x="5.058cm" svg:y="0.315cm" chart:style-name="ch2">
          <text:p>Resultados para conjunto Lenses</text:p>
        </chart:title>
        <chart:subtitle svg:x="6.55cm" svg:y="1.296cm" chart:style-name="ch3">
          <text:p>con División Porcentual</text:p>
        </chart:subtitle>
        <chart:legend chart:legend-position="end" svg:x="14.686cm" svg:y="3.956cm" style:legend-expansion="high" chart:style-name="ch4"/>
        <chart:plot-area chart:style-name="ch5" table:cell-range-address="lensesdiv.B2:lensesdiv.C10 lensesdiv.A1:lensesdiv.A10 lensesdiv.B1:lensesdiv.B1" chart:data-source-has-labels="both" svg:x="1.353cm" svg:y="2.335cm" svg:width="12.643cm" svg:height="5.507cm">
          <chartooo:coordinate-region svg:x="2.154cm" svg:y="2.533cm" svg:width="11.842cm" svg:height="4.666cm"/>
          <chart:axis chart:dimension="x" chart:name="primary-x" chart:style-name="ch6" chartooo:axis-type="text">
            <chart:title svg:x="6.818cm" svg:y="8.023cm" chart:style-name="ch7">
              <text:p>Particiones</text:p>
            </chart:title>
            <chart:categories table:cell-range-address="lensesdiv.C2:lensesdiv.C10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div.A2:lensesdiv.A10" chart:label-cell-address="lensesdiv.A1:lensesdiv.A1" chart:class="chart:bar">
            <chart:data-point chart:repeated="9"/>
          </chart:series>
          <chart:series chart:style-name="ch12" chart:values-cell-range-address="lensesdiv.B2:lensesdiv.B10" chart:label-cell-address="lensesdiv.B1:lensesdiv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div.A1:lensesdiv.A1</svg:desc>
                </draw:g>
              </table:table-cell>
              <table:table-cell office:value-type="string">
                <text:p>con Laplace</text:p>
                <draw:g>
                  <svg:desc>lensesdiv.B1:lense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lensesdiv.C2:lensesdiv.C10</svg:desc>
                </draw:g>
              </table:table-cell>
              <table:table-cell office:value-type="float" office:value="45.4545454545454">
                <text:p>45.4545454545454</text:p>
                <draw:g>
                  <svg:desc>lensesdiv.A2:lensesdiv.A10</svg:desc>
                </draw:g>
              </table:table-cell>
              <table:table-cell office:value-type="float" office:value="40.909090909091">
                <text:p>40.909090909091</text:p>
                <draw:g>
                  <svg:desc>lensesdiv.B2:lensesdiv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70.5882352941178">
                <text:p>70.5882352941178</text:p>
              </table:table-cell>
              <table:table-cell office:value-type="float" office:value="76.4705882352939">
                <text:p>76.470588235293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73.3333333333332">
                <text:p>73.3333333333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2">
                <text:p>83.33333333333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lensesval.B2:lensesval.C8 lensesval.A1:lensesval.A8 lensesval.B1:lense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val.C2:lense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val.A2:lensesval.A8" chart:label-cell-address="lensesval.A1:lensesval.A1" chart:class="chart:bar">
            <chart:data-point chart:repeated="7"/>
          </chart:series>
          <chart:series chart:style-name="ch12" chart:values-cell-range-address="lensesval.B2:lensesval.B8" chart:label-cell-address="lensesval.B1:lense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val.A1:lensesval.A1</svg:desc>
                </draw:g>
              </table:table-cell>
              <table:table-cell office:value-type="string">
                <text:p>con Laplace</text:p>
                <draw:g>
                  <svg:desc>lensesval.B1:lense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ensesval.C2:lensesval.C8</svg:desc>
                </draw:g>
              </table:table-cell>
              <table:table-cell office:value-type="float" office:value="83.3333333333332">
                <text:p>83.3333333333332</text:p>
                <draw:g>
                  <svg:desc>lensesval.A2:lensesval.A8</svg:desc>
                </draw:g>
              </table:table-cell>
              <table:table-cell office:value-type="float" office:value="83.3333333333332">
                <text:p>83.3333333333332</text:p>
                <draw:g>
                  <svg:desc>lensesval.B2:lense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85.7142857142856">
                <text:p>85.7142857142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27cm" svg:y="1.296cm" chart:style-name="ch3">
          <text:p>con Validación Cruzada</text:p>
        </chart:subtitle>
        <chart:plot-area chart:style-name="ch4" table:cell-range-address="irisval.A2:irisval.B8 irisval.A1:irisval.A1" chart:data-source-has-labels="both" svg:x="1.328cm" svg:y="2.335cm" svg:width="14.032cm" svg:height="5.507cm">
          <chartooo:coordinate-region svg:x="2.129cm" svg:y="2.533cm" svg:width="13.231cm" svg:height="4.666cm"/>
          <chart:axis chart:dimension="x" chart:name="primary-x" chart:style-name="ch5" chartooo:axis-type="text">
            <chart:title svg:x="7.488cm" svg:y="8.023cm" chart:style-name="ch6">
              <text:p>Particiones</text:p>
            </chart:title>
            <chart:categories table:cell-range-address="irisval.B2:irisval.B8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irisval.A2:irisval.A8" chart:label-cell-address="irisval.A1:irisval.A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val.A1:irisval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irisval.B2:irisval.B8</svg:desc>
                </draw:g>
              </table:table-cell>
              <table:table-cell office:value-type="float" office:value="96">
                <text:p>96</text:p>
                <draw:g>
                  <svg:desc>irisval.A2:irisval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45945945946">
                <text:p>95.9459459459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84cm" svg:height="9.005cm" xlink:href=".." xlink:type="simple" chart:class="chart:bar" chart:style-name="ch1">
        <chart:title svg:x="5.058cm" svg:y="0.315cm" chart:style-name="ch2">
          <text:p>Resultados para conjunto Iris</text:p>
        </chart:title>
        <chart:subtitle svg:x="6.105cm" svg:y="1.296cm" chart:style-name="ch3">
          <text:p>con División Porcentual</text:p>
        </chart:subtitle>
        <chart:plot-area chart:style-name="ch4" table:cell-range-address="irisdiv.A2:irisdiv.B10 irisdiv.A1:irisdiv.A1" chart:data-source-has-labels="both" svg:x="1.335cm" svg:y="2.335cm" svg:width="14.395cm" svg:height="5.512cm">
          <chartooo:coordinate-region svg:x="2.136cm" svg:y="2.532cm" svg:width="13.594cm" svg:height="4.672cm"/>
          <chart:axis chart:dimension="x" chart:name="primary-x" chart:style-name="ch5" chartooo:axis-type="text">
            <chart:title svg:x="7.676cm" svg:y="8.028cm" chart:style-name="ch6">
              <text:p>Particiones</text:p>
            </chart:title>
            <chart:categories table:cell-range-address="irisdiv.B2:irisdiv.B10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irisdiv.A2:irisdiv.A10" chart:label-cell-address="irisdiv.A1:irisdiv.A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div.A1:irisdiv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risdiv.B2:irisdiv.B10</svg:desc>
                </draw:g>
              </table:table-cell>
              <table:table-cell office:value-type="float" office:value="88.8888888888888">
                <text:p>88.8888888888888</text:p>
                <draw:g>
                  <svg:desc>irisdiv.A2:irisdiv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0.4761904761906">
                <text:p>90.476190476190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7.7777777777776">
                <text:p>97.77777777777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5555555555555">
                <text:p>95.555555555555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3.3333333333333">
                <text:p>93.3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27cm" svg:y="1.296cm" chart:style-name="ch3">
          <text:p>con Validación Cruzada</text:p>
        </chart:subtitle>
        <chart:plot-area chart:style-name="ch4" table:cell-range-address="spamval.C2:spamval.C8 spamval.A1:spamval.A8" chart:data-source-has-labels="both" svg:x="1.328cm" svg:y="2.335cm" svg:width="14.032cm" svg:height="5.507cm">
          <chartooo:coordinate-region svg:x="2.129cm" svg:y="2.533cm" svg:width="13.231cm" svg:height="4.666cm"/>
          <chart:axis chart:dimension="x" chart:name="primary-x" chart:style-name="ch5" chartooo:axis-type="text">
            <chart:title svg:x="7.488cm" svg:y="8.023cm" chart:style-name="ch6">
              <text:p>Particiones</text:p>
            </chart:title>
            <chart:categories table:cell-range-address="spamval.C2:spamval.C8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spamval.A2:spamval.A8" chart:label-cell-address="spamval.A1:spamval.A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val.A1:spamval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amval.C2:spamval.C8</svg:desc>
                </draw:g>
              </table:table-cell>
              <table:table-cell office:value-type="float" office:value="60.608695652174">
                <text:p>60.608695652174</text:p>
                <draw:g>
                  <svg:desc>spamval.A2:spamval.A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9525983909544">
                <text:p>81.95259839095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.0217391304349">
                <text:p>81.02173913043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.1304347826088">
                <text:p>82.13043478260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.5926892950392">
                <text:p>81.59268929503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2.2787562513588">
                <text:p>82.27875625135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608695652174">
                <text:p>60.6086956521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13cm" svg:y="1.296cm" chart:style-name="ch3">
          <text:p>con División Porcentual</text:p>
        </chart:subtitle>
        <chart:plot-area chart:style-name="ch4" table:cell-range-address="spamdiv.C2:spamdiv.C10 spamdiv.A1:spamdiv.A10" chart:data-source-has-labels="both" svg:x="1.328cm" svg:y="2.335cm" svg:width="14.032cm" svg:height="5.507cm">
          <chartooo:coordinate-region svg:x="2.129cm" svg:y="2.533cm" svg:width="13.231cm" svg:height="4.666cm"/>
          <chart:axis chart:dimension="x" chart:name="primary-x" chart:style-name="ch5" chartooo:axis-type="text">
            <chart:title svg:x="7.488cm" svg:y="8.023cm" chart:style-name="ch6">
              <text:p>Particiones</text:p>
            </chart:title>
            <chart:categories table:cell-range-address="spamdiv.C2:spamdiv.C10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spamdiv.A2:spamdiv.A10" chart:label-cell-address="spamdiv.A1:spamdiv.A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div.A1:spamdiv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pamdiv.C2:spamdiv.C10</svg:desc>
                </draw:g>
              </table:table-cell>
              <table:table-cell office:value-type="float" office:value="60.4926346293166">
                <text:p>60.4926346293166</text:p>
                <draw:g>
                  <svg:desc>spamdiv.A2:spamdiv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0.3640315131758">
                <text:p>60.36403151317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6022974231607">
                <text:p>60.602297423160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9199565374865">
                <text:p>60.91995653748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0.4085180356367">
                <text:p>60.408518035636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9.9130907115697">
                <text:p>59.913090711569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2.7661115133961">
                <text:p>82.76611151339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0.1520086862107">
                <text:p>60.152008686210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79.6095444685468">
                <text:p>79.60954446854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